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9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0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4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45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82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83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8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22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23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1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15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1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62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63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1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00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201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0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fo:color="#092e64"/>
    </style:style>
    <style:style style:name="T21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3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top="7.00pt" fo:margin-bottom="6.00pt"/>
    </style:style>
    <style:style style:name="P10" style:family="paragraph">
      <style:paragraph-properties fo:line-height="100.00%" fo:text-align="left" fo:margin-top="12.00pt" fo:margin-bottom="6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7.00pt" fo:margin-bottom="6.00pt"/>
    </style:style>
    <style:style style:name="P13" style:family="paragraph">
      <style:paragraph-properties fo:line-height="100.00%" fo:text-align="left" fo:margin-top="12.00pt" fo:margin-bottom="6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12.00pt" fo:margin-bottom="6.00pt"/>
    </style:style>
    <style:style style:name="P16" style:family="paragraph">
      <style:paragraph-properties fo:line-height="100.00%" fo:text-align="left"/>
    </style:style>
  </office:automatic-styles>
  <office:body>
    <office:text>
      <text:p text:style-name="P1"><text:span text:style-name="T1">Модуль</text:span><text:span text:style-name="T2"><text:s/></text:span><text:span text:style-name="T3">herocontrol.cpp</text:span><text:span text:style-name="T4"/></text:p>
      <text:p text:style-name="P2"><text:span text:style-name="T5">Метод</text:span><text:span text:style-name="T6"><text:s/>Level</text:span></text:p>
      <text:p text:style-name="P3"><text:span text:style-name="T7">Тест</text:span><text:span text:style-name="T8"><text:s/></text:span><text:span text:style-name="T9">№</text:span><text:span text:style-name="T10"><text:s/>1</text:span></text:p>
      <text:p text:style-name="P4"><text:span text:style-name="T11">Цель</text:span><text:span text:style-name="T12">:</text:span><text:span text:style-name="T13"><text:s/></text:span><text:span text:style-name="T14">Проверка</text:span><text:span text:style-name="T15"><text:s/></text:span><text:span text:style-name="T16">работоспособности</text:span><text:span text:style-name="T17"><text:s/></text:span></text:p>
      <text:p text:style-name="P4"><text:span text:style-name="T18">Тип</text:span><text:span text:style-name="T19">:</text:span><text:span text:style-name="T20"><text:s/></text:span><text:span text:style-name="T21">Позитивный</text:span></text:p>
      <text:p text:style-name="P4"><text:span text:style-name="T22">Входные</text:span><text:span text:style-name="T23"><text:s/></text:span><text:span text:style-name="T24">данные</text:span><text:span text:style-name="T25">:<text:s/></text:span><text:span text:style-name="T26"><text:s/></text:span><text:span text:style-name="T27">Отсутствуют</text:span><text:span text:style-name="T28"/></text:p>
      <text:p text:style-name="P4"><text:span text:style-name="T29">Ожидаемый</text:span><text:span text:style-name="T30"><text:s/></text:span><text:span text:style-name="T31">результат</text:span><text:span text:style-name="T32">:</text:span><text:span text:style-name="T33"><text:s/></text:span><text:span text:style-name="T34">Получение 2 уровня объекта</text:span><text:span text:style-name="T35"><text:s/></text:span></text:p>
      <text:p text:style-name="P4"><text:span text:style-name="T36">Описание</text:span><text:span text:style-name="T37"><text:s/></text:span><text:span text:style-name="T38">процесса</text:span><text:span text:style-name="T39">:</text:span><text:span text:style-name="T40"><text:s/></text:span><text:span text:style-name="T41">Требуется необходимое количество опыта у объекта</text:span></text:p>
      <text:p text:style-name="P4"><text:span text:style-name="T41"/></text:p>
      <text:p text:style-name="P5"><text:span text:style-name="T42">Тест</text:span><text:span text:style-name="T43"><text:s/></text:span><text:span text:style-name="T44">№</text:span><text:span text:style-name="T45"><text:s/></text:span><text:span text:style-name="T46">2</text:span><text:span text:style-name="T47"/></text:p>
      <text:p text:style-name="P6"><text:span text:style-name="T48">Цель</text:span><text:span text:style-name="T49">:</text:span><text:span text:style-name="T50"><text:s/></text:span><text:span text:style-name="T51">Проверка</text:span><text:span text:style-name="T52"><text:s/></text:span><text:span text:style-name="T53">работоспособности</text:span><text:span text:style-name="T54"><text:s/></text:span></text:p>
      <text:p text:style-name="P6"><text:span text:style-name="T55">Тип</text:span><text:span text:style-name="T56">:</text:span><text:span text:style-name="T57"><text:s/></text:span><text:span text:style-name="T58">Позитивный</text:span></text:p>
      <text:p text:style-name="P6"><text:span text:style-name="T59">Входные</text:span><text:span text:style-name="T60"><text:s/></text:span><text:span text:style-name="T61">данные</text:span><text:span text:style-name="T62">:<text:s/></text:span><text:span text:style-name="T63"><text:s/></text:span><text:span text:style-name="T64">Отсутствуют</text:span><text:span text:style-name="T65"/></text:p>
      <text:p text:style-name="P6"><text:span text:style-name="T66">Ожидаемый</text:span><text:span text:style-name="T67"><text:s/></text:span><text:span text:style-name="T68">результат</text:span><text:span text:style-name="T69">:</text:span><text:span text:style-name="T70"><text:s/></text:span><text:span text:style-name="T71">Получениче базового уровня объекта (1 уровень)</text:span><text:span text:style-name="T72"/></text:p>
      <text:p text:style-name="P6"><text:span text:style-name="T73">Описание</text:span><text:span text:style-name="T74"><text:s/></text:span><text:span text:style-name="T75">процесса</text:span><text:span text:style-name="T76">:</text:span><text:span text:style-name="T77"><text:s/></text:span><text:span text:style-name="T78">-</text:span></text:p>
      <text:p text:style-name="P6"><text:span text:style-name="T79"/></text:p>
      <text:p text:style-name="P7"><text:span text:style-name="T80">Тест</text:span><text:span text:style-name="T81"><text:s/></text:span><text:span text:style-name="T82">№</text:span><text:span text:style-name="T83"><text:s/></text:span><text:span text:style-name="T84">3</text:span><text:span text:style-name="T85"/></text:p>
      <text:p text:style-name="P8"><text:span text:style-name="T86">Цель</text:span><text:span text:style-name="T87">:</text:span><text:span text:style-name="T88"><text:s/></text:span><text:span text:style-name="T89">Проверка</text:span><text:span text:style-name="T90"><text:s/></text:span><text:span text:style-name="T91">метода на неизменность уровня без необходимого опыта</text:span><text:span text:style-name="T92"/></text:p>
      <text:p text:style-name="P8"><text:span text:style-name="T93">Тип</text:span><text:span text:style-name="T94">:</text:span><text:span text:style-name="T95"><text:s/></text:span><text:span text:style-name="T96">Негативный</text:span></text:p>
      <text:p text:style-name="P8"><text:span text:style-name="T97">Входные</text:span><text:span text:style-name="T98"><text:s/></text:span><text:span text:style-name="T99">данные</text:span><text:span text:style-name="T100">:<text:s/></text:span><text:span text:style-name="T101"><text:s/></text:span><text:span text:style-name="T102">Отсутствуют</text:span><text:span text:style-name="T103"/></text:p>
      <text:p text:style-name="P8"><text:span text:style-name="T104">Ожидаемый</text:span><text:span text:style-name="T105"><text:s/></text:span><text:span text:style-name="T106">результат</text:span><text:span text:style-name="T107">:</text:span><text:span text:style-name="T108"><text:s/></text:span><text:span text:style-name="T109">Получениче базового уровня объекта (1 уровень)</text:span><text:span text:style-name="T110"/></text:p>
      <text:p text:style-name="P8"><text:span text:style-name="T111">Описание</text:span><text:span text:style-name="T112"><text:s/></text:span><text:span text:style-name="T113">процесса</text:span><text:span text:style-name="T114">:</text:span><text:span text:style-name="T115"><text:s/></text:span><text:span text:style-name="T116">-</text:span></text:p>
      <text:p text:style-name="P8"><text:span text:style-name="T117"/></text:p>
      <text:p text:style-name="P9"><text:span text:style-name="T118">Метод</text:span><text:span text:style-name="T119"><text:s/>getLvl</text:span></text:p>
      <text:p text:style-name="P10"><text:span text:style-name="T120">Тест</text:span><text:span text:style-name="T121"><text:s/></text:span><text:span text:style-name="T122">№</text:span><text:span text:style-name="T123"><text:s/>1</text:span></text:p>
      <text:p text:style-name="P11"><text:span text:style-name="T124">Цель</text:span><text:span text:style-name="T125">:</text:span><text:span text:style-name="T126"><text:s/></text:span><text:span text:style-name="T127">Проверка</text:span><text:span text:style-name="T128"><text:s/></text:span><text:span text:style-name="T129">работоспособности</text:span><text:span text:style-name="T130"><text:s/></text:span></text:p>
      <text:p text:style-name="P11"><text:span text:style-name="T131">Тип</text:span><text:span text:style-name="T132">:</text:span><text:span text:style-name="T133"><text:s/></text:span><text:span text:style-name="T134">Позитивный</text:span></text:p>
      <text:p text:style-name="P11"><text:span text:style-name="T135">Входные</text:span><text:span text:style-name="T136"><text:s/></text:span><text:span text:style-name="T137">данные</text:span><text:span text:style-name="T138">:<text:s/></text:span><text:span text:style-name="T139"><text:s/>Отсутствуют</text:span><text:span text:style-name="T140"/></text:p>
      <text:p text:style-name="P11"><text:span text:style-name="T141">Ожидаемый</text:span><text:span text:style-name="T142"><text:s/></text:span><text:span text:style-name="T143">результат</text:span><text:span text:style-name="T144">:</text:span><text:span text:style-name="T145"><text:s/></text:span><text:span text:style-name="T146">Получение уровня объекта</text:span><text:span text:style-name="T147"/></text:p>
      <text:p text:style-name="P11"><text:span text:style-name="T148">Описание</text:span><text:span text:style-name="T149"><text:s/></text:span><text:span text:style-name="T150">процесса</text:span><text:span text:style-name="T151">:</text:span><text:span text:style-name="T152"><text:s/></text:span><text:span text:style-name="T153">Возврат переменной</text:span><text:span text:style-name="T154"/></text:p>
      <text:p text:style-name="P11"><text:span text:style-name="T155"/></text:p>
      <text:p text:style-name="P12"><text:span text:style-name="T156">Метод</text:span><text:span text:style-name="T157"><text:s/></text:span><text:span text:style-name="T158">isNewLvl</text:span><text:span text:style-name="T159"/></text:p>
      <text:p text:style-name="P13"><text:span text:style-name="T160">Тест</text:span><text:span text:style-name="T161"><text:s/></text:span><text:span text:style-name="T162">№</text:span><text:span text:style-name="T163"><text:s/>1</text:span></text:p>
      <text:p text:style-name="P14"><text:span text:style-name="T164">Цель</text:span><text:span text:style-name="T165">:</text:span><text:span text:style-name="T166"><text:s/></text:span><text:span text:style-name="T167">Проверка</text:span><text:span text:style-name="T168"><text:s/></text:span><text:span text:style-name="T169">возможности перехода на следующий уровень</text:span><text:span text:style-name="T170"><text:s/></text:span></text:p>
      <text:p text:style-name="P14"><text:span text:style-name="T171">Тип</text:span><text:span text:style-name="T172">:</text:span><text:span text:style-name="T173"><text:s/></text:span><text:span text:style-name="T174">Позитивный</text:span></text:p>
      <text:p text:style-name="P14"><text:span text:style-name="T175">Входные</text:span><text:span text:style-name="T176"><text:s/></text:span><text:span text:style-name="T177">данные</text:span><text:span text:style-name="T178">:<text:s/></text:span><text:span text:style-name="T179">Отсутствуют</text:span><text:span text:style-name="T180"/></text:p>
      <text:p text:style-name="P14"><text:span text:style-name="T181">Ожидаемый</text:span><text:span text:style-name="T182"><text:s/></text:span><text:span text:style-name="T183">результат</text:span><text:span text:style-name="T184">:</text:span><text:span text:style-name="T185"><text:s text:c="2"/></text:span><text:span text:style-name="T186">True</text:span><text:span text:style-name="T187"/></text:p>
      <text:p text:style-name="P14"><text:span text:style-name="T188">Описание</text:span><text:span text:style-name="T189"><text:s/></text:span><text:span text:style-name="T190">процесса</text:span><text:span text:style-name="T191">:</text:span><text:span text:style-name="T192"><text:s/></text:span><text:span text:style-name="T193">Exp</text:span><text:span text:style-name="T194"><text:s/>должен быть<text:s/></text:span><text:span text:style-name="T195">&gt;=<text:s/></text:span><text:span text:style-name="T196">необходимому для перехода опыту</text:span><text:span text:style-name="T197"/></text:p>
      <text:p text:style-name="P14"><text:span text:style-name="T197"/></text:p>
      <text:p text:style-name="P15"><text:span text:style-name="T198">Тест</text:span><text:span text:style-name="T199"><text:s/></text:span><text:span text:style-name="T200">№</text:span><text:span text:style-name="T201"><text:s/>2</text:span></text:p>
      <text:p text:style-name="P16"><text:span text:style-name="T202">Цель</text:span><text:span text:style-name="T203">:</text:span><text:span text:style-name="T204"><text:s/></text:span><text:span text:style-name="T205">Проверка</text:span><text:span text:style-name="T206"><text:s/></text:span><text:span text:style-name="T207">возможности перехода на следующий уровень</text:span><text:span text:style-name="T208"><text:s/></text:span></text:p>
      <text:p text:style-name="P16"><text:span text:style-name="T209">Тип</text:span><text:span text:style-name="T210">:</text:span><text:span text:style-name="T211"><text:s/></text:span><text:span text:style-name="T212">Негативный</text:span></text:p>
      <text:p text:style-name="P16"><text:span text:style-name="T213">Входные</text:span><text:span text:style-name="T214"><text:s/></text:span><text:span text:style-name="T215">данные</text:span><text:span text:style-name="T216">:<text:s/></text:span><text:span text:style-name="T217">Отсутствуют</text:span><text:span text:style-name="T218"/></text:p>
      <text:p text:style-name="P16"><text:span text:style-name="T219">Ожидаемый</text:span><text:span text:style-name="T220"><text:s/></text:span><text:span text:style-name="T221">результат</text:span><text:span text:style-name="T222">:</text:span><text:span text:style-name="T223"><text:s text:c="2"/></text:span><text:span text:style-name="T224">False</text:span><text:span text:style-name="T225"/></text:p>
      <text:p text:style-name="P16"><text:span text:style-name="T226">Описание</text:span><text:span text:style-name="T227"><text:s/></text:span><text:span text:style-name="T228">процесса</text:span><text:span text:style-name="T229">:</text:span><text:span text:style-name="T230"><text:s/></text:span><text:span text:style-name="T231">Exp = 0</text:span><text:span text:style-name="T2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